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aa017" officeooo:paragraph-rsid="001aa017"/>
    </style:style>
    <style:style style:name="P2" style:family="paragraph" style:parent-style-name="Preformatted_20_Text">
      <style:text-properties officeooo:rsid="00214cbb" officeooo:paragraph-rsid="00214cbb"/>
    </style:style>
    <style:style style:name="P3" style:family="paragraph" style:parent-style-name="Text_20_body">
      <style:text-properties officeooo:rsid="001d9d8b" officeooo:paragraph-rsid="001d9d8b"/>
    </style:style>
    <style:style style:name="P4" style:family="paragraph" style:parent-style-name="Text_20_body">
      <style:text-properties officeooo:paragraph-rsid="001d9d8b"/>
    </style:style>
    <style:style style:name="P5" style:family="paragraph" style:parent-style-name="Text_20_body">
      <style:text-properties fo:font-style="normal" officeooo:rsid="001f0113" officeooo:paragraph-rsid="001f0113" style:font-style-asian="normal" style:font-style-complex="normal"/>
    </style:style>
    <style:style style:name="P6" style:family="paragraph" style:parent-style-name="Text_20_body">
      <style:text-properties officeooo:paragraph-rsid="00200c8f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1d9d8b"/>
    </style:style>
    <style:style style:name="T2" style:family="text">
      <style:text-properties officeooo:rsid="001f0113"/>
    </style:style>
    <style:style style:name="T3" style:family="text">
      <style:text-properties fo:font-style="italic" officeooo:rsid="001f0113" style:font-style-asian="italic" style:font-style-complex="italic"/>
    </style:style>
    <style:style style:name="T4" style:family="text">
      <style:text-properties fo:font-style="italic" officeooo:rsid="00200c8f" style:font-style-asian="italic" style:font-style-complex="italic"/>
    </style:style>
    <style:style style:name="T5" style:family="text">
      <style:text-properties fo:font-style="italic" officeooo:rsid="001f0113" fo:background-color="#ffff00" loext:char-shading-value="0" style:font-style-asian="italic" style:font-style-complex="italic"/>
    </style:style>
    <style:style style:name="T6" style:family="text">
      <style:text-properties fo:font-style="italic" officeooo:rsid="001f0113" fo:background-color="#ffff00" loext:char-shading-value="0" style:font-style-asian="italic" style:font-style-complex="italic"/>
    </style:style>
    <style:style style:name="T7" style:family="text">
      <style:text-properties fo:font-style="italic" officeooo:rsid="00200c8f" fo:background-color="#ffff00" loext:char-shading-value="0" style:font-style-asian="italic" style:font-style-complex="italic"/>
    </style:style>
    <style:style style:name="T8" style:family="text">
      <style:text-properties fo:font-style="italic" officeooo:rsid="00200c8f" fo:background-color="#ffff00" loext:char-shading-value="0" style:font-style-asian="italic" style:font-style-complex="italic"/>
    </style:style>
    <style:style style:name="T9" style:family="text">
      <style:text-properties fo:font-style="normal" officeooo:rsid="001f0113" style:font-style-asian="normal" style:font-style-complex="normal"/>
    </style:style>
    <style:style style:name="T10" style:family="text">
      <style:text-properties fo:font-style="normal" officeooo:rsid="00200c8f" style:font-style-asian="normal" style:font-style-complex="normal"/>
    </style:style>
    <style:style style:name="T11" style:family="text">
      <style:text-properties fo:font-style="normal" officeooo:rsid="001f0113" fo:background-color="#ffff00" loext:char-shading-value="0" style:font-style-asian="normal" style:font-style-complex="normal"/>
    </style:style>
    <style:style style:name="T12" style:family="text">
      <style:text-properties fo:font-style="normal" officeooo:rsid="001f0113" fo:background-color="#ffff00" loext:char-shading-value="0" style:font-style-asian="normal" style:font-style-complex="normal"/>
    </style:style>
    <style:style style:name="T13" style:family="text">
      <style:text-properties fo:font-style="normal" officeooo:rsid="00200c8f" fo:background-color="#ffff00" loext:char-shading-value="0" style:font-style-asian="normal" style:font-style-complex="normal"/>
    </style:style>
    <style:style style:name="T14" style:family="text">
      <style:text-properties fo:font-style="normal" officeooo:rsid="00200c8f" fo:background-color="#ffff00" loext:char-shading-value="0" style:font-style-asian="normal" style:font-style-complex="normal"/>
    </style:style>
    <style:style style:name="T15" style:family="text">
      <style:text-properties officeooo:rsid="00200c8f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200c8f" fo:background-color="#ffff00" loext:char-shading-value="0"/>
    </style:style>
    <style:style style:name="T18" style:family="text">
      <style:text-properties officeooo:rsid="00200c8f" fo:background-color="#ffff00" loext:char-shading-value="0"/>
    </style:style>
    <style:style style:name="T19" style:family="text">
      <style:text-properties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FCE Practice Questions</text:p>
      <text:p text:style-name="Text_20_body"/>
      <text:h text:style-name="P1" text:outline-level="1">Install &amp; Change a Kernel to Boot From</text:h>
      <text:p text:style-name="Text_20_body">Due to a conflict with one of the applications on a remote system you are to install a specific kernel on the remote server. The kernel is located in the directory <text:span text:style-name="Source_20_Text">/srv</text:span> on the remote server <text:s/>.Ensure the new kernel is used automatically during boot. </text:p>
      <text:p text:style-name="Text_20_body"/>
      <text:h text:style-name="Heading_20_2" text:outline-level="2">Answer: </text:h>
      <text:p text:style-name="P4"><text:a xlink:type="simple" xlink:href="https://opensource.com/article/17/3/introduction-grub2-configuration-linux" office:name="Grup2 Article" text:style-name="Internet_20_link" text:visited-style-name="Visited_20_Internet_20_Link"><text:span text:style-name="T1">This Article</text:span></text:a> <text:span text:style-name="T1">gives a nice introduction to the GRUB2. </text:span></text:p>
      <text:p text:style-name="P3">1. <text:s/>Check the kernel currently installed</text:p>
      <text:p text:style-name="Preformatted_20_Text"><text:s text:c="3"/><text:span text:style-name="T19">uname -</text:span><text:span text:style-name="T18">a or uname -r</text:span></text:p>
      <text:p text:style-name="P3">2. <text:s/><text:span text:style-name="T2">List of kernels stored in the system are in /</text:span><text:span text:style-name="T3">boot/grub2/grub.cfg </text:span><text:span text:style-name="T9">file. Symlinked /</text:span><text:span text:style-name="T3">etc/grub2.cfg</text:span></text:p>
      <text:p text:style-name="Preformatted_20_Text"><text:span text:style-name="T9"><text:s text:c="3"/></text:span><text:span text:style-name="T12">awk -F</text:span><text:span text:style-name="T6">\’</text:span><text:span text:style-name="T12"> ‘$1==”menuentry “ {print</text:span><text:span text:style-name="T6"> $2}’ <text:s/>boot/grub2/grub.cfg </text:span></text:p>
      <text:p text:style-name="P3"><text:span text:style-name="T3"/></text:p>
      <text:p text:style-name="P3"><text:span text:style-name="Strong_20_Emphasis"><text:span text:style-name="T3"><text:tab/>NOTE</text:span></text:span><text:span text:style-name="T3">: The first entry is denoted as Zero. So currently the Server is booted to 0th entry as per <text:tab/></text:span><text:span text:style-name="T4">t</text:span><text:span text:style-name="T3">he above `uname -a` command output.</text:span></text:p>
      <text:p text:style-name="P5">3. To change the default kernel to boot from, perform following action. <text:span text:style-name="T15">This changes the entry in etc/default/grub .</text:span></text:p>
      <text:p text:style-name="Preformatted_20_Text"><text:s text:c="2"/><text:span text:style-name="T19">grub2-set-default 1</text:span></text:p>
      <text:p text:style-name="P5"/>
      <text:p text:style-name="P6"><text:span text:style-name="T10">4. </text:span>Changes to <text:span text:style-name="Strong_20_Emphasis">/etc/default/grub</text:span> require rebuilding the grub.cfg file as follows:</text:p>
      <text:p text:style-name="Preformatted_20_Text"><text:s text:c="2"/><text:span text:style-name="T18">grub2-mkconfig <text:s/>-o /</text:span><text:span text:style-name="T8">boot</text:span><text:span text:style-name="T14">/grub2/grub.cfg</text:span></text:p>
      <text:p text:style-name="P6"><text:span text:style-name="T10"/></text:p>
      <text:p text:style-name="P6"><text:span text:style-name="T10">5. Reboot the Server and it will boot with Kernel Version of your choice</text:span></text:p>
      <text:p text:style-name="Preformatted_20_Text"><text:s text:c="2"/><text:span text:style-name="T19">shutdown -r now</text:span></text:p>
      <text:p text:style-name="Preformatted_20_Text"><text:span text:style-name="T19"/></text:p>
      <text:p text:style-name="P2"><text:span text:style-name="T19"/></text:p>
      <text:p text:style-name="P7">Note: If you have a kernel rpm located somewhere, you can install that kernel with command </text:p>
      <text:p text:style-name="P2"><text:span text:style-name="T19"/></text:p>
      <text:p text:style-name="P2"><text:span text:style-name="T19"><text:s/>rpm -Uvh newkernel.rpm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10:16:37.131135420</meta:creation-date>
    <dc:date>2020-04-17T11:12:35.067688289</dc:date>
    <meta:editing-duration>PT14M54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18" meta:word-count="194" meta:character-count="1191" meta:non-whitespace-character-count="990"/>
  </office:meta>
</office:document-meta>
</file>